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CEF000012499F8EFD8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EGIInspire_5f_PosterA0_5f_Portrait-title">
      <style:graphic-properties fo:min-height="12.45cm"/>
    </style:style>
    <style:style style:name="pr2" style:family="presentation" style:parent-style-name="EGIInspire_5f_PosterA0_5f_Portrait-outline1">
      <style:graphic-properties fo:min-height="78.49cm"/>
    </style:style>
    <style:style style:name="pr3" style:family="presentation" style:parent-style-name="EGIInspire_5f_PosterA0_5f_Portrait-notes">
      <style:graphic-properties draw:fill-color="#ffffff" draw:auto-grow-height="true" fo:min-height="1.934cm"/>
    </style:style>
    <style:style style:name="P1" style:family="paragraph">
      <style:text-properties fo:font-family="'Arial Black'" style:font-family-generic="swiss" style:font-pitch="variable"/>
    </style:style>
    <style:style style:name="P2" style:family="paragraph">
      <style:text-properties fo:color="#0084d1" fo:font-family="'Arial Black'" style:font-family-generic="swiss" style:font-pitch="variable" fo:font-size="48pt" style:font-size-asian="48pt" style:font-size-complex="48pt"/>
    </style:style>
    <style:style style:name="T1" style:family="text">
      <style:text-properties fo:font-family="'Arial Black'" style:font-family-generic="swiss" style:font-pitch="variable"/>
    </style:style>
    <style:style style:name="T2" style:family="text">
      <style:text-properties fo:color="#0084d1" fo:font-family="'Arial Black'" style:font-family-generic="swiss" style:font-pitch="variable" fo:font-size="48pt" style:font-size-asian="48pt" style:font-size-complex="48pt"/>
    </style:style>
    <text:list-style style:name="L1">
      <text:list-level-style-number text:level="1" style:num-suffix="." style:num-format="1">
        <style:list-level-properties/>
        <style:text-properties fo:color="#999999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999999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999999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999999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999999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999999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999999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999999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99999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999999" fo:font-size="100%"/>
      </text:list-level-style-number>
    </text:list-style>
    <text:list-style style:name="L2">
      <text:list-level-style-bullet text:level="1" text:bullet-char="">
        <style:list-level-properties text:space-before="0.3cm" text:min-label-width="0.9cm"/>
        <style:text-properties fo:font-family="Wingdings" style:font-style-name="Regular" style:font-charset="x-symbol" fo:color="#c87100" fo:font-size="100%"/>
      </text:list-level-style-bullet>
      <text:list-level-style-bullet text:level="2" text:bullet-char="">
        <style:list-level-properties text:space-before="1.5cm" text:min-label-width="0.9cm"/>
        <style:text-properties fo:font-family="Wingdings" style:font-style-name="Regular" style:font-charset="x-symbol" fo:color="#c87100" fo:font-size="100%"/>
      </text:list-level-style-bullet>
      <text:list-level-style-bullet text:level="3" text:bullet-char="">
        <style:list-level-properties text:space-before="2.8cm" text:min-label-width="0.8cm"/>
        <style:text-properties fo:font-family="Wingdings" style:font-style-name="Regular" style:font-charset="x-symbol" fo:color="#c87100" fo:font-size="100%"/>
      </text:list-level-style-bullet>
      <text:list-level-style-bullet text:level="4" text:bullet-char="">
        <style:list-level-properties text:space-before="4.2cm" text:min-label-width="0.6cm"/>
        <style:text-properties fo:font-family="Wingdings" style:font-style-name="Regular" style:font-charset="x-symbol" fo:color="#c87100" fo:font-size="100%"/>
      </text:list-level-style-bullet>
      <text:list-level-style-bullet text:level="5" text:bullet-char="">
        <style:list-level-properties text:space-before="5.4cm" text:min-label-width="0.6cm"/>
        <style:text-properties fo:font-family="Wingdings" style:font-style-name="Regular" style:font-charset="x-symbol" fo:color="#c87100" fo:font-size="100%"/>
      </text:list-level-style-bullet>
      <text:list-level-style-bullet text:level="6" text:bullet-char="">
        <style:list-level-properties text:space-before="6.6cm" text:min-label-width="0.6cm"/>
        <style:text-properties fo:font-family="Wingdings" style:font-style-name="Regular" style:font-charset="x-symbol" fo:color="#c87100" fo:font-size="100%"/>
      </text:list-level-style-bullet>
      <text:list-level-style-bullet text:level="7" text:bullet-char="">
        <style:list-level-properties text:space-before="7.8cm" text:min-label-width="0.6cm"/>
        <style:text-properties fo:font-family="Wingdings" style:font-style-name="Regular" style:font-charset="x-symbol" fo:color="#c87100" fo:font-size="100%"/>
      </text:list-level-style-bullet>
      <text:list-level-style-bullet text:level="8" text:bullet-char="">
        <style:list-level-properties text:space-before="9cm" text:min-label-width="0.6cm"/>
        <style:text-properties fo:font-family="Wingdings" style:font-style-name="Regular" style:font-charset="x-symbol" fo:color="#c87100" fo:font-size="100%"/>
      </text:list-level-style-bullet>
      <text:list-level-style-bullet text:level="9" text:bullet-char="">
        <style:list-level-properties text:space-before="10.2cm" text:min-label-width="0.6cm"/>
        <style:text-properties fo:font-family="Wingdings" style:font-style-name="Regular" style:font-charset="x-symbol" fo:color="#c87100" fo:font-size="100%"/>
      </text:list-level-style-bullet>
      <text:list-level-style-bullet text:level="10" text:bullet-char="">
        <style:list-level-properties text:space-before="11.4cm" text:min-label-width="0.6cm"/>
        <style:text-properties fo:font-family="Wingdings" style:font-style-name="Regular" style:font-charset="x-symbol" fo:color="#c87100" fo:font-size="120%"/>
      </text:list-level-style-bullet>
    </text:list-style>
  </office:automatic-styles>
  <office:body>
    <office:presentation>
      <draw:page draw:name="page1" draw:style-name="dp1" draw:master-page-name="EGIInspire_5f_PosterA0_5f_Portrait" presentation:presentation-page-layout-name="AL1T1">
        <draw:frame presentation:style-name="pr1" draw:text-style-name="P1" draw:layer="layout" svg:width="75.729cm" svg:height="10cm" svg:x="4.271cm" svg:y="12cm" presentation:class="title" presentation:user-transformed="true">
          <draw:text-box>
            <text:p text:style-name="P1"><text:span text:style-name="T1">Enabling High-Throughput </text:span><text:span text:style-name="T1"><text:line-break/></text:span><text:span text:style-name="T1">Computational Chemistry on the Grid</text:span></text:p>
          </draw:text-box>
        </draw:frame>
        <draw:frame presentation:style-name="pr2" draw:layer="layout" svg:width="36.719cm" svg:height="79.5cm" svg:x="4.281cm" svg:y="28cm" presentation:class="outline" presentation:placeholder="true" presentation:user-transformed="true">
          <draw:text-box/>
        </draw:frame>
        <draw:frame presentation:style-name="pr2" draw:layer="layout" svg:width="36.219cm" svg:height="79cm" svg:x="43.947cm" svg:y="28.13cm" presentation:class="outline" presentation:user-transformed="true">
          <draw:text-box>
            <text:list text:style-name="L2">
              <text:list-item>
                <text:p>Aggiungere una struttura con un clic</text:p>
              </text:list-item>
            </text:list>
          </draw:text-box>
        </draw:frame>
        <draw:frame presentation:style-name="pr1" draw:text-style-name="P2" draw:layer="layout" svg:width="75.729cm" svg:height="2.803cm" svg:x="4.5cm" svg:y="23.5cm" presentation:class="title" presentation:user-transformed="true">
          <draw:text-box>
            <text:p text:style-name="P2"><text:span text:style-name="T2">http://gc3pie.googlecode.com/</text:span></text:p>
          </draw:text-box>
        </draw:frame>
        <presentation:notes draw:style-name="dp2">
          <draw:page-thumbnail draw:style-name="gr1" draw:layer="layout" svg:width="17.145cm" svg:height="24.238cm" svg:x="1.905cm" svg:y="1.797cm" draw:page-number="1" presentation:class="page"/>
          <draw:frame presentation:style-name="pr3" draw:layer="layout" svg:width="17.145cm" svg:height="1.934cm" svg:x="1.905cm" svg:y="26.23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background" xlink:href="Pictures/1000000000000CEF000012499F8EFD88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b3b3b3" draw:fill-gradient-name="Gradient_20_7" draw:fill-hatch-name="Hatch_20_4" draw:fill-image-name="Bitmape_20_5" draw:fill-image-width="0cm" draw:fill-image-height="0cm" draw:textarea-horizontal-align="left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48pt" fo:language="en" fo:country="GB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Symmetric_20_Arrow" draw:marker-start-width="0.7cm" draw:marker-start-center="true" draw:marker-end-width="0.3cm"/>
    </style:style>
    <style:style style:name="objectwithshadow" style:family="graphic" style:parent-style-name="standard">
      <style:graphic-properties draw:shadow="hidden" draw:shadow-offset-x="0.127cm" draw:shadow-offset-y="0.127cm" draw:shadow-color="#b3b3b3"/>
    </style:style>
    <style:style style:name="objectwithoutfill" style:family="graphic" style:parent-style-name="standard">
      <style:graphic-properties draw:stroke="solid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48pt"/>
    </style:style>
    <style:style style:name="textbodyjustfied" style:family="graphic" style:parent-style-name="standard">
      <style:graphic-properties draw:stroke="none" draw:fill="none"/>
      <style:paragraph-properties fo:text-align="star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image-width="0cm" draw:fill-image-height="0cm" draw:textarea-horizontal-align="center" draw:textarea-vertical-align="middle"/>
      <style:paragraph-properties fo:margin-top="0.42cm" fo:margin-bottom="0.21cm"/>
      <style:text-properties fo:color="#000000" fo:font-family="Arial" style:font-style-name="Regular" style:font-family-generic="swiss" style:font-pitch="variable" fo:font-size="100pt" fo:language="en" fo:country="GB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color="#4c4c4c" fo:font-size="80pt" fo:font-weight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color="#808080" fo:font-size="60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paragraph-properties>
        <style:tab-stops/>
      </style:paragraph-properties>
      <style:text-properties fo:font-size="12pt"/>
    </style:style>
    <style:style style:name="EGIInspire_5f_PosterA0_5f_Portrait-background" style:display-name="EGIInspire_PosterA0_Portrait-background" style:family="presentation">
      <style:graphic-properties draw:stroke="none" draw:fill="bitmap" draw:fill-image-name="background" style:repeat="stretch"/>
      <style:text-properties style:letter-kerning="true"/>
    </style:style>
    <style:style style:name="EGIInspire_5f_PosterA0_5f_Portrait-backgroundobjects" style:display-name="EGIInspire_PosterA0_Portrait-backgroundobjects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 draw:shadow="hidden" draw:shadow-offset-x="0.305cm" draw:shadow-offset-y="0.305cm" draw:shadow-color="#808080">
        <text:list-style style:name="EGIInspire_5f_PosterA0_5f_Portrait-backgroundobjects" style:display-name="EGIInspire_PosterA0_Portrait-backgroundobjects">
          <text:list-level-style-bullet text:level="1" text:bullet-char="">
            <style:list-level-properties/>
            <style:text-properties fo:font-family="Wingdings" style:font-style-name="Regular" style:font-charset="x-symbol" fo:color="#999999" fo:font-size="50%"/>
          </text:list-level-style-bullet>
          <text:list-level-style-bullet text:level="2" text:bullet-char="">
            <style:list-level-properties text:space-before="0.6cm" text:min-label-width="0.6cm"/>
            <style:text-properties fo:font-family="Wingdings" style:font-style-name="Regular" style:font-charset="x-symbol" fo:color="#999999" fo:font-size="50%"/>
          </text:list-level-style-bullet>
          <text:list-level-style-bullet text:level="3" text:bullet-char="">
            <style:list-level-properties text:space-before="1.2cm" text:min-label-width="0.6cm"/>
            <style:text-properties fo:font-family="Wingdings" style:font-style-name="Regular" style:font-charset="x-symbol" fo:color="#999999" fo:font-size="50%"/>
          </text:list-level-style-bullet>
          <text:list-level-style-bullet text:level="4" text:bullet-char="">
            <style:list-level-properties text:space-before="1.8cm" text:min-label-width="0.6cm"/>
            <style:text-properties fo:font-family="Wingdings" style:font-style-name="Regular" style:font-charset="x-symbol" fo:color="#999999" fo:font-size="50%"/>
          </text:list-level-style-bullet>
          <text:list-level-style-bullet text:level="5" text:bullet-char="">
            <style:list-level-properties text:space-before="2.4cm" text:min-label-width="0.6cm"/>
            <style:text-properties fo:font-family="Wingdings" style:font-style-name="Regular" style:font-charset="x-symbol" fo:color="#999999" fo:font-size="50%"/>
          </text:list-level-style-bullet>
          <text:list-level-style-bullet text:level="6" text:bullet-char="">
            <style:list-level-properties text:space-before="3cm" text:min-label-width="0.6cm"/>
            <style:text-properties fo:font-family="Wingdings" style:font-style-name="Regular" style:font-charset="x-symbol" fo:color="#999999" fo:font-size="50%"/>
          </text:list-level-style-bullet>
          <text:list-level-style-bullet text:level="7" text:bullet-char="">
            <style:list-level-properties text:space-before="3.6cm" text:min-label-width="0.6cm"/>
            <style:text-properties fo:font-family="Wingdings" style:font-style-name="Regular" style:font-charset="x-symbol" fo:color="#999999" fo:font-size="50%"/>
          </text:list-level-style-bullet>
          <text:list-level-style-bullet text:level="8" text:bullet-char="">
            <style:list-level-properties text:space-before="4.2cm" text:min-label-width="0.6cm"/>
            <style:text-properties fo:font-family="Wingdings" style:font-style-name="Regular" style:font-charset="x-symbol" fo:color="#999999" fo:font-size="50%"/>
          </text:list-level-style-bullet>
          <text:list-level-style-bullet text:level="9" text:bullet-char="">
            <style:list-level-properties text:space-before="4.8cm" text:min-label-width="0.6cm"/>
            <style:text-properties fo:font-family="Wingdings" style:font-style-name="Regular" style:font-charset="x-symbol" fo:color="#999999" fo:font-size="50%"/>
          </text:list-level-style-bullet>
          <text:list-level-style-bullet text:level="10" text:bullet-char="">
            <style:list-level-properties text:space-before="5.4cm" text:min-label-width="0.6cm"/>
            <style:text-properties fo:font-family="Wingdings" style:font-style-name="Regular" style:font-charset="x-symbol" fo:color="#999999" fo:font-size="50%"/>
          </text:list-level-style-bullet>
        </text:list-style>
      </style:graphic-properties>
      <style:paragraph-properties>
        <style:tab-stops/>
      </style:paragraph-properties>
      <style:text-properties fo:color="#000000" fo:font-family="Arial" style:font-style-name="Regular" style:font-family-generic="swiss" style:font-pitch="variable" fo:font-size="32pt" fo:language="en" fo:country="GB" style:letter-kerning="true"/>
    </style:style>
    <style:style style:name="EGIInspire_5f_PosterA0_5f_Portrait-notes" style:display-name="EGIInspire_PosterA0_Portrai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GIInspire_5f_PosterA0_5f_Portrait-outline1" style:display-name="EGIInspire_PosterA0_Portrait-outline1" style:family="presentation">
      <style:graphic-properties draw:stroke="none" draw:fill="none" draw:fill-image-width="0cm" draw:fill-image-height="0cm" draw:textarea-horizontal-align="left" draw:auto-grow-height="false" draw:fit-to-size="false" fo:wrap-option="wrap">
        <text:list-style style:name="EGIInspire_5f_PosterA0_5f_Portrait-outline1" style:display-name="EGIInspire_PosterA0_Portrait-outline1">
          <text:list-level-style-bullet text:level="1" text:bullet-char="">
            <style:list-level-properties text:space-before="0.3cm" text:min-label-width="0.9cm"/>
            <style:text-properties fo:font-family="Wingdings" style:font-style-name="Regular" style:font-charset="x-symbol" fo:color="#c87100" fo:font-size="100%"/>
          </text:list-level-style-bullet>
          <text:list-level-style-bullet text:level="2" text:bullet-char="">
            <style:list-level-properties text:space-before="1.5cm" text:min-label-width="0.9cm"/>
            <style:text-properties fo:font-family="Wingdings" style:font-style-name="Regular" style:font-charset="x-symbol" fo:color="#c87100" fo:font-size="100%"/>
          </text:list-level-style-bullet>
          <text:list-level-style-bullet text:level="3" text:bullet-char="">
            <style:list-level-properties text:space-before="2.8cm" text:min-label-width="0.8cm"/>
            <style:text-properties fo:font-family="Wingdings" style:font-style-name="Regular" style:font-charset="x-symbol" fo:color="#c87100" fo:font-size="100%"/>
          </text:list-level-style-bullet>
          <text:list-level-style-bullet text:level="4" text:bullet-char="">
            <style:list-level-properties text:space-before="4.2cm" text:min-label-width="0.6cm"/>
            <style:text-properties fo:font-family="Wingdings" style:font-style-name="Regular" style:font-charset="x-symbol" fo:color="#c87100" fo:font-size="100%"/>
          </text:list-level-style-bullet>
          <text:list-level-style-bullet text:level="5" text:bullet-char="">
            <style:list-level-properties text:space-before="5.4cm" text:min-label-width="0.6cm"/>
            <style:text-properties fo:font-family="Wingdings" style:font-style-name="Regular" style:font-charset="x-symbol" fo:color="#c87100" fo:font-size="100%"/>
          </text:list-level-style-bullet>
          <text:list-level-style-bullet text:level="6" text:bullet-char="">
            <style:list-level-properties text:space-before="6.6cm" text:min-label-width="0.6cm"/>
            <style:text-properties fo:font-family="Wingdings" style:font-style-name="Regular" style:font-charset="x-symbol" fo:color="#c87100" fo:font-size="100%"/>
          </text:list-level-style-bullet>
          <text:list-level-style-bullet text:level="7" text:bullet-char="">
            <style:list-level-properties text:space-before="7.8cm" text:min-label-width="0.6cm"/>
            <style:text-properties fo:font-family="Wingdings" style:font-style-name="Regular" style:font-charset="x-symbol" fo:color="#c87100" fo:font-size="100%"/>
          </text:list-level-style-bullet>
          <text:list-level-style-bullet text:level="8" text:bullet-char="">
            <style:list-level-properties text:space-before="9cm" text:min-label-width="0.6cm"/>
            <style:text-properties fo:font-family="Wingdings" style:font-style-name="Regular" style:font-charset="x-symbol" fo:color="#c87100" fo:font-size="100%"/>
          </text:list-level-style-bullet>
          <text:list-level-style-bullet text:level="9" text:bullet-char="">
            <style:list-level-properties text:space-before="10.2cm" text:min-label-width="0.6cm"/>
            <style:text-properties fo:font-family="Wingdings" style:font-style-name="Regular" style:font-charset="x-symbol" fo:color="#c87100" fo:font-size="100%"/>
          </text:list-level-style-bullet>
          <text:list-level-style-bullet text:level="10" text:bullet-char="">
            <style:list-level-properties text:space-before="11.4cm" text:min-label-width="0.6cm"/>
            <style:text-properties fo:font-family="Wingdings" style:font-style-name="Regular" style:font-charset="x-symbol" fo:color="#c87100" fo:font-size="120%"/>
          </text:list-level-style-bullet>
        </text:list-style>
      </style:graphic-properties>
      <style:paragraph-properties fo:margin-left="0cm" fo:margin-right="0cm" fo:margin-top="0cm" fo:margin-bottom="0.508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48pt" fo:language="en" fo:country="GB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GIInspire_5f_PosterA0_5f_Portrait-outline2" style:display-name="EGIInspire_PosterA0_Portrait-outline2" style:family="presentation" style:parent-style-name="EGIInspire_5f_PosterA0_5f_Portrait-outline1">
      <style:paragraph-properties fo:margin-left="0cm" fo:margin-right="0cm" fo:margin-top="0cm" fo:margin-bottom="0.508cm" fo:text-indent="0cm">
        <style:tab-stops/>
      </style:paragraph-properties>
      <style:text-properties fo:font-size="48pt" style:font-size-asian="28pt" style:font-size-complex="28pt"/>
    </style:style>
    <style:style style:name="EGIInspire_5f_PosterA0_5f_Portrait-outline3" style:display-name="EGIInspire_PosterA0_Portrait-outline3" style:family="presentation" style:parent-style-name="EGIInspire_5f_PosterA0_5f_Portrait-outline2">
      <style:paragraph-properties fo:margin-left="0cm" fo:margin-right="0cm" fo:margin-top="0cm" fo:margin-bottom="0.508cm" fo:text-indent="0cm"/>
      <style:text-properties fo:font-size="48pt" style:font-size-asian="24pt" style:font-size-complex="24pt"/>
    </style:style>
    <style:style style:name="EGIInspire_5f_PosterA0_5f_Portrait-outline4" style:display-name="EGIInspire_PosterA0_Portrait-outline4" style:family="presentation" style:parent-style-name="EGIInspire_5f_PosterA0_5f_Portrait-outline3">
      <style:paragraph-properties fo:margin-left="0cm" fo:margin-right="0cm" fo:margin-top="0cm" fo:margin-bottom="0.508cm" fo:text-indent="0cm"/>
      <style:text-properties fo:font-size="48pt" style:font-size-asian="20pt" style:font-size-complex="20pt"/>
    </style:style>
    <style:style style:name="EGIInspire_5f_PosterA0_5f_Portrait-outline5" style:display-name="EGIInspire_PosterA0_Portrait-outline5" style:family="presentation" style:parent-style-name="EGIInspire_5f_PosterA0_5f_Portrait-outline4">
      <style:paragraph-properties fo:margin-left="0cm" fo:margin-right="0cm" fo:margin-top="0cm" fo:margin-bottom="0.508cm" fo:text-indent="0cm"/>
      <style:text-properties fo:font-size="48pt" style:font-size-asian="20pt" style:font-size-complex="20pt"/>
    </style:style>
    <style:style style:name="EGIInspire_5f_PosterA0_5f_Portrait-outline6" style:display-name="EGIInspire_PosterA0_Portrait-outline6" style:family="presentation" style:parent-style-name="EGIInspire_5f_PosterA0_5f_Portrait-outline5">
      <style:paragraph-properties fo:margin-left="0cm" fo:margin-right="0cm" fo:margin-top="0cm" fo:margin-bottom="0.508cm" fo:text-indent="0cm"/>
      <style:text-properties fo:font-size="48pt" style:font-size-asian="20pt" style:font-size-complex="20pt"/>
    </style:style>
    <style:style style:name="EGIInspire_5f_PosterA0_5f_Portrait-outline7" style:display-name="EGIInspire_PosterA0_Portrait-outline7" style:family="presentation" style:parent-style-name="EGIInspire_5f_PosterA0_5f_Portrait-outline6">
      <style:paragraph-properties fo:margin-left="0cm" fo:margin-right="0cm" fo:margin-top="0cm" fo:margin-bottom="0.508cm" fo:text-indent="0cm"/>
      <style:text-properties fo:font-size="48pt" style:font-size-asian="20pt" style:font-size-complex="20pt"/>
    </style:style>
    <style:style style:name="EGIInspire_5f_PosterA0_5f_Portrait-outline8" style:display-name="EGIInspire_PosterA0_Portrait-outline8" style:family="presentation" style:parent-style-name="EGIInspire_5f_PosterA0_5f_Portrait-outline7">
      <style:paragraph-properties fo:margin-left="0cm" fo:margin-right="0cm" fo:margin-top="0cm" fo:margin-bottom="0.508cm" fo:text-indent="0cm"/>
      <style:text-properties fo:font-size="48pt" style:font-size-asian="20pt" style:font-size-complex="20pt"/>
    </style:style>
    <style:style style:name="EGIInspire_5f_PosterA0_5f_Portrait-outline9" style:display-name="EGIInspire_PosterA0_Portrait-outline9" style:family="presentation" style:parent-style-name="EGIInspire_5f_PosterA0_5f_Portrait-outline8">
      <style:paragraph-properties fo:margin-left="0cm" fo:margin-right="0cm" fo:margin-top="0cm" fo:margin-bottom="0.508cm" fo:text-indent="0cm"/>
      <style:text-properties fo:font-size="48pt" style:font-size-asian="20pt" style:font-size-complex="20pt"/>
    </style:style>
    <style:style style:name="EGIInspire_5f_PosterA0_5f_Portrait-subtitle" style:display-name="EGIInspire_PosterA0_Portrait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EGIInspire_5f_PosterA0_5f_Portrait-subtitle" style:display-name="EGIInspire_PosterA0_Portrait-subtitle">
          <text:list-level-style-number text:level="1" style:num-suffix="." style:num-format="1">
            <style:list-level-properties/>
            <style:text-properties fo:color="#999999" fo:font-size="100%"/>
          </text:list-level-style-number>
          <text:list-level-style-number text:level="2" style:num-suffix="." style:num-format="1">
            <style:list-level-properties text:space-before="0.6cm" text:min-label-width="0.6cm"/>
            <style:text-properties fo:color="#999999" fo:font-size="100%"/>
          </text:list-level-style-number>
          <text:list-level-style-number text:level="3" style:num-suffix="." style:num-format="1">
            <style:list-level-properties text:space-before="1.2cm" text:min-label-width="0.6cm"/>
            <style:text-properties fo:color="#999999" fo:font-size="100%"/>
          </text:list-level-style-number>
          <text:list-level-style-number text:level="4" style:num-suffix="." style:num-format="1">
            <style:list-level-properties text:space-before="1.8cm" text:min-label-width="0.6cm"/>
            <style:text-properties fo:color="#999999" fo:font-size="100%"/>
          </text:list-level-style-number>
          <text:list-level-style-number text:level="5" style:num-suffix="." style:num-format="1">
            <style:list-level-properties text:space-before="2.4cm" text:min-label-width="0.6cm"/>
            <style:text-properties fo:color="#999999" fo:font-size="100%"/>
          </text:list-level-style-number>
          <text:list-level-style-number text:level="6" style:num-suffix="." style:num-format="1">
            <style:list-level-properties text:space-before="3cm" text:min-label-width="0.6cm"/>
            <style:text-properties fo:color="#999999" fo:font-size="100%"/>
          </text:list-level-style-number>
          <text:list-level-style-number text:level="7" style:num-suffix="." style:num-format="1">
            <style:list-level-properties text:space-before="3.6cm" text:min-label-width="0.6cm"/>
            <style:text-properties fo:color="#999999" fo:font-size="100%"/>
          </text:list-level-style-number>
          <text:list-level-style-number text:level="8" style:num-suffix="." style:num-format="1">
            <style:list-level-properties text:space-before="4.2cm" text:min-label-width="0.6cm"/>
            <style:text-properties fo:color="#999999" fo:font-size="100%"/>
          </text:list-level-style-number>
          <text:list-level-style-number text:level="9" style:num-suffix="." style:num-format="1">
            <style:list-level-properties text:space-before="4.8cm" text:min-label-width="0.6cm"/>
            <style:text-properties fo:color="#999999" fo:font-size="100%"/>
          </text:list-level-style-number>
          <text:list-level-style-number text:level="10" style:num-suffix="." style:num-format="1">
            <style:list-level-properties text:space-before="5.4cm" text:min-label-width="0.6cm"/>
            <style:text-properties fo:color="#999999" fo:font-size="100%"/>
          </text:list-level-style-number>
        </text:list-style>
      </style:graphic-properties>
      <style:paragraph-properties fo:margin-left="0cm" fo:margin-right="0cm" fo:text-align="center" fo:text-indent="0cm"/>
      <style:text-properties fo:color="#808080" style:text-outline="false" style:text-line-through-style="none" fo:font-family="Arial" style:font-family-generic="roman" style:font-pitch="variable" fo:font-size="60pt" fo:language="en" fo:country="GB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GIInspire_5f_PosterA0_5f_Portrait-title" style:display-name="EGIInspire_PosterA0_Portrait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EGIInspire_5f_PosterA0_5f_Portrait-title" style:display-name="EGIInspire_PosterA0_Portrait-title">
          <text:list-level-style-number text:level="1" style:num-suffix="." style:num-format="1">
            <style:list-level-properties/>
            <style:text-properties fo:color="#999999" fo:font-size="100%"/>
          </text:list-level-style-number>
          <text:list-level-style-number text:level="2" style:num-suffix="." style:num-format="1">
            <style:list-level-properties text:space-before="0.6cm" text:min-label-width="0.6cm"/>
            <style:text-properties fo:color="#999999" fo:font-size="100%"/>
          </text:list-level-style-number>
          <text:list-level-style-number text:level="3" style:num-suffix="." style:num-format="1">
            <style:list-level-properties text:space-before="1.2cm" text:min-label-width="0.6cm"/>
            <style:text-properties fo:color="#999999" fo:font-size="100%"/>
          </text:list-level-style-number>
          <text:list-level-style-number text:level="4" style:num-suffix="." style:num-format="1">
            <style:list-level-properties text:space-before="1.8cm" text:min-label-width="0.6cm"/>
            <style:text-properties fo:color="#999999" fo:font-size="100%"/>
          </text:list-level-style-number>
          <text:list-level-style-number text:level="5" style:num-suffix="." style:num-format="1">
            <style:list-level-properties text:space-before="2.4cm" text:min-label-width="0.6cm"/>
            <style:text-properties fo:color="#999999" fo:font-size="100%"/>
          </text:list-level-style-number>
          <text:list-level-style-number text:level="6" style:num-suffix="." style:num-format="1">
            <style:list-level-properties text:space-before="3cm" text:min-label-width="0.6cm"/>
            <style:text-properties fo:color="#999999" fo:font-size="100%"/>
          </text:list-level-style-number>
          <text:list-level-style-number text:level="7" style:num-suffix="." style:num-format="1">
            <style:list-level-properties text:space-before="3.6cm" text:min-label-width="0.6cm"/>
            <style:text-properties fo:color="#999999" fo:font-size="100%"/>
          </text:list-level-style-number>
          <text:list-level-style-number text:level="8" style:num-suffix="." style:num-format="1">
            <style:list-level-properties text:space-before="4.2cm" text:min-label-width="0.6cm"/>
            <style:text-properties fo:color="#999999" fo:font-size="100%"/>
          </text:list-level-style-number>
          <text:list-level-style-number text:level="9" style:num-suffix="." style:num-format="1">
            <style:list-level-properties text:space-before="4.8cm" text:min-label-width="0.6cm"/>
            <style:text-properties fo:color="#999999" fo:font-size="100%"/>
          </text:list-level-style-number>
          <text:list-level-style-number text:level="10" style:num-suffix="." style:num-format="1">
            <style:list-level-properties text:space-before="5.4cm" text:min-label-width="0.6cm"/>
            <style:text-properties fo:color="#999999" fo:font-size="100%"/>
          </text:list-level-style-number>
        </text:list-style>
      </style:graphic-properties>
      <style:paragraph-properties fo:text-align="center">
        <style:tab-stops/>
      </style:paragraph-properties>
      <style:text-properties fo:color="#000000" style:text-outline="false" style:text-line-through-style="none" fo:font-family="Arial" style:font-family-generic="roman" style:font-pitch="variable" fo:font-size="100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099cm" fo:page-height="118.89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EGIInspire_5f_PosterA0_5f_Portrait-title">
      <style:graphic-properties draw:auto-grow-height="false" fo:min-height="3.507cm"/>
    </style:style>
    <style:style style:name="Mpr2" style:family="presentation" style:parent-style-name="EGIInspire_5f_PosterA0_5f_Portrait-outline1">
      <style:graphic-properties fo:min-height="13.86cm"/>
    </style:style>
    <style:style style:name="Mpr3" style:family="presentation" style:parent-style-name="EGIInspire_5f_PosterA0_5f_Portrait-backgroundobjects">
      <style:graphic-properties draw:stroke="none" draw:fill="none" draw:fill-color="#ffffff" draw:auto-grow-height="false" fo:min-height="1.449cm"/>
    </style:style>
    <style:style style:name="Mpr4" style:family="presentation" style:parent-style-name="EGIInspire_5f_PosterA0_5f_Portrait-backgroundobjects">
      <style:graphic-properties draw:stroke="none" draw:fill="none" draw:fill-color="#ffffff" draw:auto-grow-height="false" fo:min-height="1.485cm"/>
    </style:style>
    <style:style style:name="Mpr5" style:family="presentation" style:parent-style-name="EGIInspire_5f_PosterA0_5f_Portrai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1">
        <style:list-level-properties/>
        <style:text-properties fo:color="#999999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999999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999999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999999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999999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999999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999999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999999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99999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999999" fo:font-size="100%"/>
      </text:list-level-style-number>
    </text:list-style>
    <text:list-style style:name="ML3">
      <text:list-level-style-bullet text:level="1" text:bullet-char="">
        <style:list-level-properties text:space-before="0.3cm" text:min-label-width="0.9cm"/>
        <style:text-properties fo:font-family="Wingdings" style:font-style-name="Regular" style:font-charset="x-symbol" fo:color="#c87100" fo:font-size="100%"/>
      </text:list-level-style-bullet>
      <text:list-level-style-bullet text:level="2" text:bullet-char="">
        <style:list-level-properties text:space-before="1.5cm" text:min-label-width="0.9cm"/>
        <style:text-properties fo:font-family="Wingdings" style:font-style-name="Regular" style:font-charset="x-symbol" fo:color="#c87100" fo:font-size="100%"/>
      </text:list-level-style-bullet>
      <text:list-level-style-bullet text:level="3" text:bullet-char="">
        <style:list-level-properties text:space-before="2.8cm" text:min-label-width="0.8cm"/>
        <style:text-properties fo:font-family="Wingdings" style:font-style-name="Regular" style:font-charset="x-symbol" fo:color="#c87100" fo:font-size="100%"/>
      </text:list-level-style-bullet>
      <text:list-level-style-bullet text:level="4" text:bullet-char="">
        <style:list-level-properties text:space-before="4.2cm" text:min-label-width="0.6cm"/>
        <style:text-properties fo:font-family="Wingdings" style:font-style-name="Regular" style:font-charset="x-symbol" fo:color="#c87100" fo:font-size="100%"/>
      </text:list-level-style-bullet>
      <text:list-level-style-bullet text:level="5" text:bullet-char="">
        <style:list-level-properties text:space-before="5.4cm" text:min-label-width="0.6cm"/>
        <style:text-properties fo:font-family="Wingdings" style:font-style-name="Regular" style:font-charset="x-symbol" fo:color="#c87100" fo:font-size="100%"/>
      </text:list-level-style-bullet>
      <text:list-level-style-bullet text:level="6" text:bullet-char="">
        <style:list-level-properties text:space-before="6.6cm" text:min-label-width="0.6cm"/>
        <style:text-properties fo:font-family="Wingdings" style:font-style-name="Regular" style:font-charset="x-symbol" fo:color="#c87100" fo:font-size="100%"/>
      </text:list-level-style-bullet>
      <text:list-level-style-bullet text:level="7" text:bullet-char="">
        <style:list-level-properties text:space-before="7.8cm" text:min-label-width="0.6cm"/>
        <style:text-properties fo:font-family="Wingdings" style:font-style-name="Regular" style:font-charset="x-symbol" fo:color="#c87100" fo:font-size="100%"/>
      </text:list-level-style-bullet>
      <text:list-level-style-bullet text:level="8" text:bullet-char="">
        <style:list-level-properties text:space-before="9cm" text:min-label-width="0.6cm"/>
        <style:text-properties fo:font-family="Wingdings" style:font-style-name="Regular" style:font-charset="x-symbol" fo:color="#c87100" fo:font-size="100%"/>
      </text:list-level-style-bullet>
      <text:list-level-style-bullet text:level="9" text:bullet-char="">
        <style:list-level-properties text:space-before="10.2cm" text:min-label-width="0.6cm"/>
        <style:text-properties fo:font-family="Wingdings" style:font-style-name="Regular" style:font-charset="x-symbol" fo:color="#c87100" fo:font-size="100%"/>
      </text:list-level-style-bullet>
      <text:list-level-style-bullet text:level="10" text:bullet-char="">
        <style:list-level-properties text:space-before="11.4cm" text:min-label-width="0.6cm"/>
        <style:text-properties fo:font-family="Wingdings" style:font-style-name="Regular" style:font-charset="x-symbol" fo:color="#c87100" fo:font-size="12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style-name="Regular" style:font-charset="x-symbol" fo:color="#999999" fo:font-size="50%"/>
      </text:list-level-style-bullet>
      <text:list-level-style-bullet text:level="2" text:bullet-char="">
        <style:list-level-properties text:space-before="0.6cm" text:min-label-width="0.6cm"/>
        <style:text-properties fo:font-family="Wingdings" style:font-style-name="Regular" style:font-charset="x-symbol" fo:color="#999999" fo:font-size="50%"/>
      </text:list-level-style-bullet>
      <text:list-level-style-bullet text:level="3" text:bullet-char="">
        <style:list-level-properties text:space-before="1.2cm" text:min-label-width="0.6cm"/>
        <style:text-properties fo:font-family="Wingdings" style:font-style-name="Regular" style:font-charset="x-symbol" fo:color="#999999" fo:font-size="50%"/>
      </text:list-level-style-bullet>
      <text:list-level-style-bullet text:level="4" text:bullet-char="">
        <style:list-level-properties text:space-before="1.8cm" text:min-label-width="0.6cm"/>
        <style:text-properties fo:font-family="Wingdings" style:font-style-name="Regular" style:font-charset="x-symbol" fo:color="#999999" fo:font-size="50%"/>
      </text:list-level-style-bullet>
      <text:list-level-style-bullet text:level="5" text:bullet-char="">
        <style:list-level-properties text:space-before="2.4cm" text:min-label-width="0.6cm"/>
        <style:text-properties fo:font-family="Wingdings" style:font-style-name="Regular" style:font-charset="x-symbol" fo:color="#999999" fo:font-size="50%"/>
      </text:list-level-style-bullet>
      <text:list-level-style-bullet text:level="6" text:bullet-char="">
        <style:list-level-properties text:space-before="3cm" text:min-label-width="0.6cm"/>
        <style:text-properties fo:font-family="Wingdings" style:font-style-name="Regular" style:font-charset="x-symbol" fo:color="#999999" fo:font-size="50%"/>
      </text:list-level-style-bullet>
      <text:list-level-style-bullet text:level="7" text:bullet-char="">
        <style:list-level-properties text:space-before="3.6cm" text:min-label-width="0.6cm"/>
        <style:text-properties fo:font-family="Wingdings" style:font-style-name="Regular" style:font-charset="x-symbol" fo:color="#999999" fo:font-size="50%"/>
      </text:list-level-style-bullet>
      <text:list-level-style-bullet text:level="8" text:bullet-char="">
        <style:list-level-properties text:space-before="4.2cm" text:min-label-width="0.6cm"/>
        <style:text-properties fo:font-family="Wingdings" style:font-style-name="Regular" style:font-charset="x-symbol" fo:color="#999999" fo:font-size="50%"/>
      </text:list-level-style-bullet>
      <text:list-level-style-bullet text:level="9" text:bullet-char="">
        <style:list-level-properties text:space-before="4.8cm" text:min-label-width="0.6cm"/>
        <style:text-properties fo:font-family="Wingdings" style:font-style-name="Regular" style:font-charset="x-symbol" fo:color="#999999" fo:font-size="50%"/>
      </text:list-level-style-bullet>
      <text:list-level-style-bullet text:level="10" text:bullet-char="">
        <style:list-level-properties text:space-before="5.4cm" text:min-label-width="0.6cm"/>
        <style:text-properties fo:font-family="Wingdings" style:font-style-name="Regular" style:font-charset="x-symbol" fo:color="#999999" fo:font-size="5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EGIInspire_5f_PosterA0_5f_Portrait" style:display-name="EGIInspire_PosterA0_Portrait" style:page-layout-name="PM1" draw:style-name="Mdp1">
      <draw:frame presentation:style-name="Mpr1" draw:layer="backgroundobjects" svg:width="75.729cm" svg:height="12.7cm" svg:x="4.281cm" svg:y="12.065cm" presentation:class="title">
        <draw:text-box>
          <text:p>Click to edit the title text format</text:p>
        </draw:text-box>
      </draw:frame>
      <draw:frame presentation:style-name="Mpr2" draw:layer="backgroundobjects" svg:width="75.729cm" svg:height="13.86cm" svg:x="4.281cm" svg:y="27.9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10.795cm" svg:height="5.755cm" svg:x="37.465cm" svg:y="107.31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33.655cm" svg:height="5.755cm" svg:x="2.54cm" svg:y="107.31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6.453cm" svg:height="1.31cm" svg:x="73.557cm" svg:y="107.275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EGIInspire_5f_PosterA0_5f_Portrait-title" draw:layer="backgroundobjects" svg:width="17.145cm" svg:height="24.238cm" svg:x="1.905cm" svg:y="1.797cm" presentation:class="page"/>
        <draw:frame presentation:style-name="EGIInspire_5f_PosterA0_5f_Portrait-notes" draw:layer="backgroundobjects" svg:width="17.145cm" svg:height="1.934cm" svg:x="1.905cm" svg:y="26.235cm" presentation:class="notes" presentation:placeholder="true">
          <draw:text-box/>
        </draw:frame>
        <draw:frame presentation:style-name="Mpr4" draw:text-style-name="MP1" draw:layer="backgroundobjects" svg:width="14.605cm" svg:height="0.849cm" svg:x="0.635cm" svg:y="0.635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4.445cm" svg:height="0.849cm" svg:x="15.875cm" svg:y="0.635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16.51cm" svg:height="0.995cm" svg:x="0.63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2.54cm" svg:height="0.995cm" svg:x="17.78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06T11:35:09</meta:creation-date>
    <meta:editing-duration>PT00H48M45S</meta:editing-duration>
    <meta:editing-cycles>5</meta:editing-cycles>
    <meta:keyword>EGI European Grid Infrastructure EGI-InSPIRE</meta:keyword>
    <dc:subject>Poster Presentation</dc:subject>
    <dc:title>EGI Poster A0 size</dc:title>
    <meta:generator>OpenOffice.org/3.2$Unix OpenOffice.org_project/320m19$Build-9505</meta:generator>
    <meta:initial-creator>Riccardo Murri</meta:initial-creator>
    <dc:date>2011-04-06T12:23:52</dc:date>
    <dc:creator>Riccardo Murri</dc:creator>
    <meta:document-statistic meta:object-count="27"/>
  </office:meta>
</office:document-meta>
</file>